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bb6a" loext:opacity="100%" fo:font-size="48pt"/>
    </style:style>
    <style:style style:name="T1" style:family="text">
      <style:text-properties fo:color="#66bb6a" loext:opacity="100%" fo:font-size="48pt" fo:font-weight="bold" style:font-weight-asian="bold" style:font-weight-complex="bold"/>
    </style:style>
    <style:style style:name="T2" style:family="text">
      <style:text-properties fo:color="#66bb6a" loext:opacity="100%"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544cm" svg:height="4.035cm" svg:x="0.228cm" svg:y="0.378cm">
          <draw:text-box>
            <text:p><text:span text:style-name="T1">Marca nossa adiciona </text:span></text:p>
            <text:p><text:span text:style-name="T1">patrionio <text:s text:c="6"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8:20:17.802438426</dc:date>
    <meta:editing-duration>PT8M27S</meta:editing-duration>
    <meta:editing-cycles>3</meta:editing-cycles>
    <meta:generator>LibreOffice/7.0.6.2$Linux_X86_64 LibreOffice_project/00$Build-2</meta:generator>
    <meta:document-statistic meta:object-count="1"/>
  </office:meta>
</office:document-meta>
</file>